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fo:border="thin solid #000000" style:vertical-align="top" fo:background-color="#CCFF9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background-color="#DEEBF7"/>
    </style:style>
    <style:style style:name="ce7" style:family="table-cell" style:parent-style-name="Default" style:data-style-name="N0">
      <style:table-cell-properties fo:background-color="#DEEBF7"/>
    </style:style>
    <style:style style:name="ce8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order="thin solid #000000" style:vertical-align="top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style:vertical-align="top" fo:background-color="#DEEBF7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ackground-color="#DEEBF7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fo:border="thin solid #000000" style:vertical-align="top" fo:wrap-option="wrap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fo:wrap-option="wrap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top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0">
      <style:table-cell-properties style:vertical-align="automatic" fo:background-color="#DEEBF7"/>
    </style:style>
    <style:style style:name="ce21" style:family="table-cell" style:parent-style-name="Default" style:data-style-name="N0">
      <style:table-cell-properties style:vertical-align="automatic"/>
    </style:style>
    <style:style style:name="ce22" style:family="table-cell" style:parent-style-name="Default" style:data-style-name="N0">
      <style:table-cell-properties style:vertical-align="top" fo:background-color="#BDD7E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000000" style:vertical-align="top" fo:background-color="#BDD7EE"/>
    </style:style>
    <style:style style:name="ce24" style:family="table-cell" style:parent-style-name="Default" style:data-style-name="N0">
      <style:table-cell-properties style:vertical-align="automatic" fo:wrap-option="wrap" fo:background-color="#BDD7EE"/>
    </style:style>
    <style:style style:name="ce25" style:family="table-cell" style:parent-style-name="Default" style:data-style-name="N0">
      <style:table-cell-properties fo:background-color="#BDD7EE"/>
    </style:style>
    <style:style style:name="ce26" style:family="table-cell" style:parent-style-name="Default" style:data-style-name="N0">
      <style:table-cell-properties fo:border="thin solid #000000" style:vertical-align="top" fo:wrap-option="wrap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="thin solid #000000" style:vertical-align="middle" fo:background-color="#DEEBF7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style:vertical-align="top" fo:background-color="#DEEBF7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CFE7F5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DEEBF7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BDD7E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CFE7F5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 style:vertical-align="top" fo:background-color="#DEEBF7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DEEBF7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#DEEBF7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DD7E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11.033125cm"/>
    </style:style>
    <style:style style:name="co3" style:family="table-column">
      <style:table-column-properties fo:break-before="auto" style:column-width="11.244791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7.72583333333333cm"/>
    </style:style>
    <style:style style:name="co6" style:family="table-column">
      <style:table-column-properties fo:break-before="auto" style:column-width="9.022291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88.35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94.5pt" style:use-optimal-row-height="false" fo:break-before="auto"/>
    </style:style>
    <style:style style:name="ro8" style:family="table-row">
      <style:table-row-properties style:row-height="38.25pt" style:use-optimal-row-height="true" fo:break-before="auto"/>
    </style:style>
    <style:style style:name="ro9" style:family="table-row">
      <style:table-row-properties style:row-height="34.35pt" style:use-optimal-row-height="false" fo:break-before="auto"/>
    </style:style>
    <style:style style:name="ro10" style:family="table-row">
      <style:table-row-properties style:row-height="204pt" style:use-optimal-row-height="true" fo:break-before="auto"/>
    </style:style>
    <style:style style:name="ro11" style:family="table-row">
      <style:table-row-properties style:row-height="136.5pt" style:use-optimal-row-height="false" fo:break-before="auto"/>
    </style:style>
    <style:style style:name="ro12" style:family="table-row">
      <style:table-row-properties style:row-height="30.6pt" style:use-optimal-row-height="false" fo:break-before="auto"/>
    </style:style>
    <style:style style:name="ro13" style:family="table-row">
      <style:table-row-properties style:row-height="129.75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124.35pt" style:use-optimal-row-height="false" fo:break-before="auto"/>
    </style:style>
    <style:style style:name="ro16" style:family="table-row">
      <style:table-row-properties style:row-height="186pt" style:use-optimal-row-height="false" fo:break-before="auto"/>
    </style:style>
    <style:style style:name="ro17" style:family="table-row">
      <style:table-row-properties style:row-height="42.75pt" style:use-optimal-row-height="false" fo:break-before="auto"/>
    </style:style>
    <style:style style:name="ro18" style:family="table-row">
      <style:table-row-properties style:row-height="29.25pt" style:use-optimal-row-height="false" fo:break-before="auto"/>
    </style:style>
    <style:style style:name="ro19" style:family="table-row">
      <style:table-row-properties style:row-height="203.25pt" style:use-optimal-row-height="false" fo:break-before="auto"/>
    </style:style>
    <style:style style:name="ro20" style:family="table-row">
      <style:table-row-properties style:row-height="63.6pt" style:use-optimal-row-height="false" fo:break-before="auto"/>
    </style:style>
    <style:style style:name="ro21" style:family="table-row">
      <style:table-row-properties style:row-height="32.25pt" style:use-optimal-row-height="false" fo:break-before="auto"/>
    </style:style>
    <style:style style:name="ro22" style:family="table-row">
      <style:table-row-properties style:row-height="17.25pt" style:use-optimal-row-height="false" fo:break-before="auto"/>
    </style:style>
    <style:style style:name="ro23" style:family="table-row">
      <style:table-row-properties style:row-height="58.5pt" style:use-optimal-row-height="false" fo:break-before="auto"/>
    </style:style>
    <style:style style:name="ro24" style:family="table-row">
      <style:table-row-properties style:row-height="208.5pt" style:use-optimal-row-height="false" fo:break-before="auto"/>
    </style:style>
    <style:style style:name="ro25" style:family="table-row">
      <style:table-row-properties style:row-height="51.75pt" style:use-optimal-row-height="false" fo:break-before="auto"/>
    </style:style>
    <style:style style:name="ro26" style:family="table-row">
      <style:table-row-properties style:row-height="76.5pt" style:use-optimal-row-height="true" fo:break-before="auto"/>
    </style:style>
    <style:style style:name="ro27" style:family="table-row">
      <style:table-row-properties style:row-height="54.75pt" style:use-optimal-row-height="false" fo:break-before="auto"/>
    </style:style>
    <style:style style:name="ro28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27">
            <text:p>Manual TestSet of <text:s/>OnRemoteControlSettings RPC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Test Cases in the demo are not individual atomic tests, they should be performed as End To End flow</text:p>
          </table:table-cell>
          <table:table-cell table:number-columns-repeated="2" table:style-name="ce3"/>
          <table:table-cell table:style-name="ce4"/>
          <table:table-cell table:number-columns-repeated="16380" table:style-name="ce1"/>
        </table:table-row>
        <table:table-row table:style-name="ro2">
          <table:table-cell table:style-name="ce2"/>
          <table:table-cell table:number-columns-repeated="2" table:style-name="ce3"/>
          <table:table-cell table:style-name="ce4"/>
          <table:table-cell table:number-columns-repeated="16380" table:style-name="ce1"/>
        </table:table-row>
        <table:table-row table:style-name="ro3">
          <table:table-cell office:value-type="string" table:style-name="ce5">
            <text:p>Step #</text:p>
          </table:table-cell>
          <table:table-cell office:value-type="string" table:style-name="ce5">
            <text:p>Action</text:p>
          </table:table-cell>
          <table:table-cell office:value-type="string" table:style-name="ce5">
            <text:p>Expected Result</text:p>
          </table:table-cell>
          <table:table-cell office:value-type="string" table:style-name="ce5">
            <text:p>Comment</text:p>
          </table:table-cell>
          <table:table-cell table:number-columns-repeated="16380" table:style-name="ce1"/>
        </table:table-row>
        <table:table-row table:style-name="ro3">
          <table:table-cell office:value-type="string" table:number-columns-spanned="3" table:number-rows-spanned="1" table:style-name="ce28">
            <text:p>Preconditions</text:p>
          </table:table-cell>
          <table:covered-table-cell table:number-columns-repeated="2"/>
          <table:table-cell table:style-name="ce6"/>
          <table:table-cell table:number-columns-repeated="12" table:style-name="ce7"/>
          <table:table-cell table:number-columns-repeated="16368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string" table:style-name="ce9">
            <text:p>Build SDL with default configuration</text:p>
          </table:table-cell>
          <table:table-cell office:value-type="string" table:style-name="ce9">
            <text:p>SDL is built successfully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office:value-type="float" office:value="2" table:style-name="ce8">
            <text:p>2</text:p>
          </table:table-cell>
          <table:table-cell office:value-type="string" table:style-name="ce9">
            <text:p>Setup SyncProxyTester (SPT)</text:p>
          </table:table-cell>
          <table:table-cell office:value-type="string" table:style-name="ce9">
            <text:p>SyncProxyTester is set up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office:value-type="float" office:value="3" table:style-name="ce8">
            <text:p>3</text:p>
          </table:table-cell>
          <table:table-cell office:value-type="string" table:style-name="ce9">
            <text:p>Turn off Internet connection in order to disable interactions with cloud</text:p>
          </table:table-cell>
          <table:table-cell office:value-type="string" table:style-name="ce9">
            <text:p>Internet connection is turned off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office:value-type="float" office:value="4" table:style-name="ce8">
            <text:p>4</text:p>
          </table:table-cell>
          <table:table-cell office:value-type="string" table:style-name="ce9">
            <text:p>Start SDL and HMI</text:p>
          </table:table-cell>
          <table:table-cell office:value-type="string" table:style-name="ce9">
            <text:p>SDL is started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office:value-type="float" office:value="4" table:style-name="ce8">
            <text:p>4</text:p>
          </table:table-cell>
          <table:table-cell office:value-type="string" table:style-name="ce9">
            <text:p>Start HMI (check "plugin" RC radiobutton) and when 'OK'</text:p>
          </table:table-cell>
          <table:table-cell office:value-type="string" table:style-name="ce9">
            <text:p>HMI is started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office:value-type="float" office:value="5" table:style-name="ce8">
            <text:p>5</text:p>
          </table:table-cell>
          <table:table-cell office:value-type="string" table:style-name="ce9">
            <text:p>Connect mobile device via any transport</text:p>
          </table:table-cell>
          <table:table-cell office:value-type="string" table:style-name="ce9">
            <text:p>Mobile device is connected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string" table:style-name="ce12">
            <text:p>Open Climate" module tab.</text:p>
          </table:table-cell>
          <table:table-cell office:value-type="string" table:style-name="ce12">
            <text:p><text:s/>For Temperature Unit "C" is choosen</text:p>
          </table:table-cell>
          <table:table-cell table:style-name="ce10"/>
          <table:table-cell table:style-name="ce13"/>
          <table:table-cell table:number-columns-repeated="16379" table:style-name="ce1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string" table:style-name="ce12">
            <text:p>Press on "Driver" button</text:p>
          </table:table-cell>
          <table:table-cell office:value-type="string" table:style-name="ce12">
            <text:p>"Drivers Device Selection Window" is opened</text:p>
          </table:table-cell>
          <table:table-cell table:style-name="ce10"/>
          <table:table-cell table:number-columns-repeated="16380" table:style-name="ce1"/>
        </table:table-row>
        <table:table-row table:style-name="ro4">
          <table:table-cell office:value-type="float" office:value="8" table:style-name="ce11">
            <text:p>8</text:p>
          </table:table-cell>
          <table:table-cell office:value-type="string" table:style-name="ce12">
            <text:p>Go to "Drivers device" drop-down filter and choose connected mobile device.</text:p>
          </table:table-cell>
          <table:table-cell office:value-type="string" table:style-name="ce12">
            <text:p>Connected device is present in the drop-down filter and selected.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string" table:style-name="ce12">
            <text:p>Press "Set as Driver's" button.</text:p>
          </table:table-cell>
          <table:table-cell office:value-type="string" table:style-name="ce12">
            <text:p>"Current driver's device is<text:s/><text:span text:style-name="T1">&lt;connected device&gt;"</text:span>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office:value-type="string" table:style-name="ce14">
            <text:p>Test case:</text:p>
          </table:table-cell>
          <table:table-cell office:value-type="string" table:number-columns-spanned="2" table:number-rows-spanned="1" table:style-name="ce36">
            <text:p>Registration of application</text:p>
          </table:table-cell>
          <table:covered-table-cell/>
          <table:table-cell table:style-name="ce6"/>
          <table:table-cell table:style-name="ce15"/>
          <table:table-cell table:number-columns-repeated="11" table:style-name="ce7"/>
          <table:table-cell table:number-columns-repeated="16368"/>
        </table:table-row>
        <table:table-row table:style-name="ro5">
          <table:table-cell office:value-type="float" office:value="1" table:style-name="ce8">
            <text:p>1</text:p>
          </table:table-cell>
          <table:table-cell office:value-type="string" table:style-name="ce9">
            <text:p>Register mobile application with the following parameters and values (mostly default ones):</text:p>
            <text:p>- 'AppName': 'SyncProxyTester1'</text:p>
            <text:p>- 'Media': 'Checked'</text:p>
            <text:p>- ‘App synonim1’: 'Synonim1'</text:p>
            <text:p>- ‘App synonim2’: 'Synonim2'</text:p>
            <text:p>- ‘TTS Text’: 'Sync Proxy Tester'</text:p>
            <text:p>- ‘TTS Text Type': 'TEXT'</text:p>
            <text:p>- ‘Language’: ‘EN-US’</text:p>
            <text:p>- ‘HMI language’: ‘EN-US’</text:p>
            <text:p>- ‘Transport Type’: &lt;Check_selected_transport_radio_button&gt;</text:p>
            <text:p>- ‘IP address’: 10.0.2.2 (if applicable)</text:p>
            <text:p>- ‘Port’: 12345 (if applicable)</text:p>
            <text:p>- 'App ID': '584421907'</text:p>
            <text:p>- 'More options':</text:p>
            <text:p><text:span text:style-name="T3">- ‘NGN Short App Name: 'SPT'</text:span><text:span text:style-name="T3"/></text:p>
            <text:p><text:span text:style-name="T3">- ‘Override Policies URL': 'Unchecked'</text:span><text:span text:style-name="T3"/></text:p>
            <text:p><text:span text:style-name="T3">- ‘Set app icon after registration': 'FIESTA'</text:span><text:span text:style-name="T3"/></text:p>
            <text:p><text:span text:style-name="T3">- ‘Enter Hash Id': 'Checked': 'Checked'</text:span><text:span text:style-name="T3"/></text:p>
            <text:p><text:span text:style-name="T3">- ‘Simulate Media Streaming App': unchecked</text:span><text:span text:style-name="T3"/></text:p>
            <text:p><text:span text:style-name="T3">- ‘Select Previous HashID': 'Checked'</text:span><text:span text:style-name="T3"/></text:p>
            <text:p><text:span text:style-name="T3">- ' Keep Bluetooth Port Open': 'Checked'</text:span><text:span text:style-name="T3"/></text:p>
            <text:p><text:span text:style-name="T3">- 'Enabe BT Multiplexing': 'Checked'</text:span><text:span text:style-name="T3"/></text:p>
            <text:p><text:span text:style-name="T3">- 'MTU Size': 'Unchecked'</text:span><text:span text:style-name="T3"/></text:p>
            <text:p><text:span text:style-name="T3">- 'Enabe Siphon Server': 'Unchecked'</text:span><text:span text:style-name="T3"/></text:p>
            <text:p><text:span text:style-name="T3">- 'Enabe App Resuming': 'Checked'</text:span><text:span text:style-name="T3"/></text:p>
            <text:p><text:span text:style-name="T3">- 'Policy data logs to SD-card': 'Checked'</text:span><text:span text:style-name="T3"/></text:p>
            <text:p><text:span text:style-name="T3">- 'Enabe Heartbeat': 'Unchecked'</text:span><text:span text:style-name="T3"/></text:p>
            <text:p><text:span text:style-name="T3">- 'Enabe Protocol Message Logging': 'Unchecked'</text:span><text:span text:style-name="T3"/></text:p>
            <text:p><text:span text:style-name="T3">- 'Enabe Auto Send RPC': 'Checked'</text:span><text:span text:style-name="T3"/></text:p>
            <text:p><text:span text:style-name="T3">- ' Include Media Library': 'Unchecked'</text:span><text:span text:style-name="T3"/></text:p>
            <text:p><text:span text:style-name="T3">- ' Include Security Library': 'Checked'</text:span><text:span text:style-name="T3"/></text:p>
            <text:p><text:span text:style-name="T3">- ' Enabe Secure RPC Service': 'Unchecked'</text:span><text:span text:style-name="T3"/></text:p>
            <text:p><text:span text:style-name="T3">- 'External Certificate': 'Unchecked'</text:span><text:span text:style-name="T3"/></text:p>
            <text:p><text:span text:style-name="T3">- 'Select App HMI Type': ‘REMOTE_CONTROL’</text:span><text:span text:style-name="T3"/></text:p>
            <text:p><text:span text:style-name="T3">- ‘Auto HMI Script': 'Unchecked'</text:span></text:p>
          </table:table-cell>
          <table:table-cell office:value-type="string" table:style-name="ce9">
            <text:p>Mobile application is registered successfully:</text:p>
            <text:p>App→SDL: RegisterAppInterface()</text:p>
            <text:p>SDL→HMI: BC.OnAppRegistered()</text:p>
            <text:p>SDL→App: SUCCESS: RegisterAppInterface()</text:p>
            <text:p>SDL→App: OnHMIStatus(NONE)</text:p>
            <text:p>SDL→App: OnPermissionsChange()</text:p>
            <text:p>SDL→App: OnHashChange()</text:p>
          </table:table-cell>
          <table:table-cell table:style-name="ce16"/>
          <table:table-cell table:number-columns-repeated="16380" table:style-name="ce1"/>
        </table:table-row>
        <table:table-row table:style-name="ro4">
          <table:table-cell office:value-type="float" office:value="3" table:style-name="ce8">
            <text:p>3</text:p>
          </table:table-cell>
          <table:table-cell office:value-type="string" table:style-name="ce9">
            <text:p>On HMI activate SPT application</text:p>
          </table:table-cell>
          <table:table-cell office:value-type="string" table:style-name="ce9">
            <text:p>Application is activated:</text:p>
            <text:p>SDL→App1: OnHMIStatus(FULL)</text:p>
          </table:table-cell>
          <table:table-cell table:style-name="ce10"/>
          <table:table-cell table:style-name="ce17"/>
          <table:table-cell table:number-columns-repeated="16379" table:style-name="ce1"/>
        </table:table-row>
        <table:table-row table:style-name="ro6">
          <table:table-cell office:value-type="string" table:style-name="ce14">
            <text:p>Test case:</text:p>
          </table:table-cell>
          <table:table-cell office:value-type="string" table:number-columns-spanned="2" table:number-rows-spanned="1" table:style-name="ce33">
            <text:p>Request control settings for 2-nd app. 1-st app - either NONE or BACKGROUND, 2-nd app - FULL for module type AUDIO</text:p>
          </table:table-cell>
          <table:covered-table-cell/>
          <table:table-cell office:value-type="string" table:style-name="ce6">
            <text:p>Req_1</text:p>
          </table:table-cell>
          <table:table-cell table:number-columns-repeated="12" table:style-name="ce7"/>
          <table:table-cell table:number-columns-repeated="16368"/>
        </table:table-row>
        <table:table-row table:style-name="ro7">
          <table:table-cell office:value-type="float" office:value="1" table:style-name="ce11">
            <text:p>1</text:p>
          </table:table-cell>
          <table:table-cell office:value-type="string" table:style-name="ce9">
            <text:p>Register 2-nd mobile application with the following parameters and values (mostly default ones):</text:p>
            <text:p>- 'AppName': 'SyncProxyTester2'</text:p>
            <text:p>- 'Media': 'Checked'</text:p>
            <text:p>- ‘App synonim1’: 'Synonim1'</text:p>
            <text:p>- ‘App synonim2’: 'Synonim2'</text:p>
            <text:p>- ‘TTS Text’: 'Sync Proxy Tester'</text:p>
            <text:p>- ‘TTS Text Type': 'TEXT'</text:p>
            <text:p>- ‘Language’: ‘EN-US’</text:p>
            <text:p>- ‘HMI language’: ‘EN-US’</text:p>
            <text:p>- ‘Transport Type’: &lt;Check_selected_transport_radio_button&gt;</text:p>
            <text:p>- ‘IP address’: 10.0.2.2 (if applicable)</text:p>
            <text:p>- ‘Port’: 12345 (if applicable)</text:p>
            <text:p>- 'App ID': '773692255'</text:p>
            <text:p>- 'More options':</text:p>
            <text:p><text:span text:style-name="T3">- ‘NGN Short App Name: 'SPT'</text:span><text:span text:style-name="T3"/></text:p>
            <text:p><text:span text:style-name="T3">- ‘Override Policies URL': 'Unchecked'</text:span><text:span text:style-name="T3"/></text:p>
            <text:p><text:span text:style-name="T3">- ‘Set app icon after registration': 'FIESTA'</text:span><text:span text:style-name="T3"/></text:p>
            <text:p><text:span text:style-name="T3">- ‘Enter Hash Id': 'Checked': 'Checked'</text:span><text:span text:style-name="T3"/></text:p>
            <text:p><text:span text:style-name="T3">- ‘Simulate Media Streaming App': unchecked</text:span><text:span text:style-name="T3"/></text:p>
            <text:p><text:span text:style-name="T3">- ‘Select Previous HashID': 'Checked'</text:span><text:span text:style-name="T3"/></text:p>
            <text:p><text:span text:style-name="T3">- ' Keep Bluetooth Port Open': 'Checked'</text:span><text:span text:style-name="T3"/></text:p>
            <text:p><text:span text:style-name="T3">- 'Enabe BT Multiplexing': 'Checked'</text:span><text:span text:style-name="T3"/></text:p>
            <text:p><text:span text:style-name="T3">- 'MTU Size': 'Unchecked'</text:span><text:span text:style-name="T3"/></text:p>
            <text:p><text:span text:style-name="T3">- 'Enabe Siphon Server': 'Unchecked'</text:span><text:span text:style-name="T3"/></text:p>
            <text:p><text:span text:style-name="T3">- 'Enabe App Resuming': 'Checked'</text:span><text:span text:style-name="T3"/></text:p>
            <text:p><text:span text:style-name="T3">- 'Policy data logs to SD-card': 'Checked'</text:span><text:span text:style-name="T3"/></text:p>
            <text:p><text:span text:style-name="T3">- 'Enabe Heartbeat': 'Unchecked'</text:span><text:span text:style-name="T3"/></text:p>
            <text:p><text:span text:style-name="T3">- 'Enabe Protocol Message Logging': 'Unchecked'</text:span><text:span text:style-name="T3"/></text:p>
            <text:p><text:span text:style-name="T3">- 'Enabe Auto Send RPC': 'Checked'</text:span><text:span text:style-name="T3"/></text:p>
            <text:p><text:span text:style-name="T3">- ' Include Media Library': 'Unchecked'</text:span><text:span text:style-name="T3"/></text:p>
            <text:p><text:span text:style-name="T3">- ' Include Security Library': 'Checked'</text:span><text:span text:style-name="T3"/></text:p>
            <text:p><text:span text:style-name="T3">- ' Enabe Secure RPC Service': 'Unchecked'</text:span><text:span text:style-name="T3"/></text:p>
            <text:p><text:span text:style-name="T3">- 'External Certificate': 'Unchecked'</text:span><text:span text:style-name="T3"/></text:p>
            <text:p><text:span text:style-name="T3">- 'Select App HMI Type': ‘REMOTE_CONTROL’</text:span><text:span text:style-name="T3"/></text:p>
            <text:p><text:span text:style-name="T3">- ‘Auto HMI Script': 'Unchecked'</text:span></text:p>
          </table:table-cell>
          <table:table-cell office:value-type="string" table:style-name="ce9">
            <text:p>Mobile application is registered successfully:</text:p>
            <text:p>App2→SDL: RegisterAppInterface()</text:p>
            <text:p>SDL→HMI: BC.OnAppRegistered()</text:p>
            <text:p>SDL→App2: SUCCESS: RegisterAppInterface()</text:p>
            <text:p>SDL→App2: OnHMIStatus(NONE)</text:p>
            <text:p>SDL→App2: OnPermissionsChange()</text:p>
            <text:p>SDL→App2: OnHashChange()</text:p>
          </table:table-cell>
          <table:table-cell table:style-name="ce10"/>
          <table:table-cell table:style-name="ce17"/>
          <table:table-cell table:number-columns-repeated="16379" table:style-name="ce1"/>
        </table:table-row>
        <table:table-row table:style-name="ro8">
          <table:table-cell office:value-type="float" office:value="2" table:style-name="ce11">
            <text:p>2</text:p>
          </table:table-cell>
          <table:table-cell office:value-type="string" table:style-name="ce9">
            <text:p>On HMI activate 'SyncProxyTester1' application</text:p>
          </table:table-cell>
          <table:table-cell office:value-type="string" table:style-name="ce9">
            <text:p>App2 is activated:</text:p>
            <text:p>SDL→App1: OnHMIStatus(BACKGROUND)</text:p>
            <text:p>SDL→App2: OnHMIStatus(FULL)</text:p>
          </table:table-cell>
          <table:table-cell table:style-name="ce10"/>
          <table:table-cell table:style-name="ce17"/>
          <table:table-cell table:number-columns-repeated="16379" table:style-name="ce1"/>
        </table:table-row>
        <table:table-row table:style-name="ro9">
          <table:table-cell office:value-type="float" office:value="3" table:style-name="ce11">
            <text:p>3</text:p>
          </table:table-cell>
          <table:table-cell office:value-type="string" table:style-name="ce18">
            <text:p>On HMI set up to "accessMode" = "AUTO_ALLOW"</text:p>
          </table:table-cell>
          <table:table-cell office:value-type="string" table:style-name="ce19">
            <text:p>HMI is sent notification to SDL:</text:p>
            <text:p>HMI→SDL: RC.OnRemoteControlSettings(AUTO_ALLOW)</text:p>
            <text:p/>
          </table:table-cell>
          <table:table-cell table:style-name="ce10"/>
          <table:table-cell table:style-name="ce17"/>
          <table:table-cell table:number-columns-repeated="16379" table:style-name="ce1"/>
        </table:table-row>
        <table:table-row table:style-name="ro10">
          <table:table-cell office:value-type="float" office:value="4" table:style-name="ce11">
            <text:p>4</text:p>
          </table:table-cell>
          <table:table-cell office:value-type="string" table:style-name="ce9">
            <text:p>From app2 (FULL) )send - 'SetInteriorVehicleData’ RPC with On mobile device send - 'GetInteriorVehicleData’ RPC with moduleType= ‘<text:span text:style-name="T4">AUDIO</text:span>’</text:p>
            <text:p>Subscribe: 'checked',<text:s/><text:span text:style-name="T1">'OFF</text:span>'</text:p>
            <text:p/>
            <text:p><text:span text:style-name="T5"/></text:p>
            <text:p>AudioConrolData:<text:s/><text:span text:style-name="T1">'checked'</text:span></text:p>
            <text:p/>
            <text:p/>
            <text:p>Change</text:p>
            <text:p>"AudioSource"<text:s/><text:span text:style-name="T1">: 'checked', USB</text:span></text:p>
            <text:p/>
          </table:table-cell>
          <table:table-cell office:value-type="string" table:style-name="ce9">
            <text:p>SetInteriorVehicleData from app2 finished with SUCCESS:</text:p>
            <text:p>App2→SDL: SetInteriorVehicleData("moduleType":"AUDIO", audioControlData":{"<text:span text:style-name="T3">AudioSource</text:span>":<text:s/><text:span text:style-name="T3">USB}</text:span>)</text:p>
            <text:p/>
            <text:p>SDL→HMI:RC.SetInteriorVehicleData("moduleType":"AUDIO", audioControlData":{"<text:span text:style-name="T3">AudioSource</text:span>":<text:s/><text:span text:style-name="T3">USB}</text:span>)</text:p>
            <text:p/>
            <text:p>HMI→SDL: SUCCESS:RC.SetInteriorVehicleData("moduleType":"AUDIO", audioControlData":{"<text:span text:style-name="T3">AudioSource</text:span>":<text:s/><text:span text:style-name="T3">USB</text:span>})</text:p>
            <text:p/>
            <text:p>SDL→App2: SUCCESS:SetInteriorVehicleData("moduleType":"AUDIO", audioControlData":{"<text:span text:style-name="T3">AudioSource</text:span>":<text:s/><text:span text:style-name="T3">USB</text:span>})</text:p>
            <text:p/>
            <text:p><text:span text:style-name="T1">On HMI were changed "</text:span><text:span text:style-name="T6">Audio Source</text:span><text:span text:style-name="T1">" to<text:s/></text:span><text:span text:style-name="T6">USB</text:span></text:p>
          </table:table-cell>
          <table:table-cell table:style-name="ce10"/>
          <table:table-cell table:style-name="ce17"/>
          <table:table-cell table:number-columns-repeated="16379" table:style-name="ce1"/>
        </table:table-row>
        <table:table-row table:style-name="ro6">
          <table:table-cell office:value-type="string" table:style-name="ce14">
            <text:p>Test case:</text:p>
          </table:table-cell>
          <table:table-cell office:value-type="string" table:number-columns-spanned="2" table:number-rows-spanned="1" table:style-name="ce31">
            <text:p>Request control settings for 1-nd app. 1-st app - either NONE or BACKGROUND 2-nd app - FULL or LIMITED</text:p>
          </table:table-cell>
          <table:covered-table-cell/>
          <table:table-cell office:value-type="string" table:style-name="ce6">
            <text:p>Req_2</text:p>
          </table:table-cell>
          <table:table-cell table:number-columns-repeated="12" table:style-name="ce20"/>
          <table:table-cell table:number-columns-repeated="16368" table:style-name="ce21"/>
        </table:table-row>
        <table:table-row table:style-name="ro11">
          <table:table-cell office:value-type="float" office:value="1" table:style-name="ce11">
            <text:p>1</text:p>
          </table:table-cell>
          <table:table-cell office:value-type="string" table:style-name="ce9">
            <text:p>From app1 (BACKGROUND) send - 'SetInteriorVehicleData’ RPC with On mobile device send - 'GetInteriorVehicleData’ RPC with moduleType= ‘<text:span text:style-name="T4">AUDIO</text:span>’</text:p>
            <text:p>Subscribe: 'checked',<text:s/><text:span text:style-name="T1">'OFF</text:span>'</text:p>
            <text:p><text:span text:style-name="T5"/></text:p>
            <text:p>AudioConrolData:<text:s/><text:span text:style-name="T1">'checked'</text:span></text:p>
            <text:p/>
            <text:p>Change</text:p>
            <text:p>"<text:span text:style-name="T3">AudioSource</text:span>"<text:s/><text:span text:style-name="T1">: 'checked', MOBILE_APP</text:span></text:p>
            <text:p/>
          </table:table-cell>
          <table:table-cell office:value-type="string" table:style-name="ce12">
            <text:p>SetInteriorVehicleData from app2 finished with<text:s/><text:span text:style-name="T1">REJECTED</text:span>:</text:p>
            <text:p/>
            <text:p>App1→SDL: SetInteriorVehicleData("moduleType":"AUDIO", audioControlData":{"<text:span text:style-name="T3">AudioSource</text:span>":MOBILE_APP)</text:p>
            <text:p/>
            <text:p>SDL→App1:<text:s/><text:span text:style-name="T1">REJECTED</text:span>:SetInteriorVehicleData("moduleType":"<text:span text:style-name="T3">AUDIO</text:span>", audioControlData":{"<text:span text:style-name="T3">AudioSource</text:span>":MOBILE_APP})</text:p>
            <text:p><text:span text:style-name="T1"/></text:p>
            <text:p><text:span text:style-name="T1">App1 has no access to RC_modules</text:span></text:p>
            <text:p><text:span text:style-name="T1">On HMI there is no changes.</text:span></text:p>
          </table:table-cell>
          <table:table-cell table:style-name="ce10"/>
          <table:table-cell table:style-name="ce17"/>
          <table:table-cell table:number-columns-repeated="16379" table:style-name="ce1"/>
        </table:table-row>
        <table:table-row table:style-name="ro6">
          <table:table-cell office:value-type="string" table:style-name="ce22">
            <text:p>Test case:</text:p>
          </table:table-cell>
          <table:table-cell office:value-type="string" table:number-columns-spanned="2" table:number-rows-spanned="1" table:style-name="ce37">
            <text:p>Request control settings for 2-nd app. 1-st app - app - LIMITED or FULL, <text:s/>2-nd app -either NONE or BACKGROUND</text:p>
          </table:table-cell>
          <table:covered-table-cell/>
          <table:table-cell office:value-type="string" table:style-name="ce23">
            <text:p>Req_4</text:p>
          </table:table-cell>
          <table:table-cell table:style-name="ce24"/>
          <table:table-cell table:number-columns-repeated="11" table:style-name="ce25"/>
          <table:table-cell table:number-columns-repeated="16368"/>
        </table:table-row>
        <table:table-row table:style-name="ro12">
          <table:table-cell office:value-type="float" office:value="1" table:style-name="ce11">
            <text:p>1</text:p>
          </table:table-cell>
          <table:table-cell office:value-type="string" table:style-name="ce18">
            <text:p>On HMI set up to "accessMode" = "AUTO_DENY"</text:p>
          </table:table-cell>
          <table:table-cell office:value-type="string" table:style-name="ce19">
            <text:p>HMI is sent notification to SDL:</text:p>
            <text:p>HMI→SDL: RC.OnRemoteControlSettings(AUTO_DENY)</text:p>
            <text:p/>
          </table:table-cell>
          <table:table-cell table:style-name="ce10"/>
          <table:table-cell table:style-name="ce17"/>
          <table:table-cell table:number-columns-repeated="16379" table:style-name="ce1"/>
        </table:table-row>
        <table:table-row table:style-name="ro8">
          <table:table-cell office:value-type="float" office:value="2" table:style-name="ce11">
            <text:p>2</text:p>
          </table:table-cell>
          <table:table-cell office:value-type="string" table:style-name="ce18">
            <text:p>Activate app1 on HMI</text:p>
          </table:table-cell>
          <table:table-cell office:value-type="string" table:style-name="ce9">
            <text:p>App1 is activated:</text:p>
            <text:p>SDL→App1: OnHMIStatus(FULL)</text:p>
            <text:p>SDL→App2: OnHMIStatus(BACKGROUND)</text:p>
          </table:table-cell>
          <table:table-cell table:style-name="ce10"/>
          <table:table-cell table:style-name="ce17"/>
          <table:table-cell table:number-columns-repeated="16379" table:style-name="ce1"/>
        </table:table-row>
        <table:table-row table:style-name="ro13">
          <table:table-cell office:value-type="float" office:value="3" table:style-name="ce11">
            <text:p>3</text:p>
          </table:table-cell>
          <table:table-cell office:value-type="string" table:style-name="ce9">
            <text:p>From app1 (FULL) send 'SetInteriorVehicleData’ RPC with On mobile device send - 'GetInteriorVehicleData’ RPC with moduleType=<text:s/><text:span text:style-name="T1">‘AUDIO’</text:span></text:p>
            <text:p>Subscribe: 'checked',<text:span text:style-name="T1"><text:s/>'OFF'</text:span></text:p>
            <text:p/>
            <text:p>AudioControlData:<text:s/><text:span text:style-name="T1">'checked'</text:span></text:p>
            <text:p/>
            <text:p>Change</text:p>
            <text:p><text:span text:style-name="T1">"AudioSource" : 'checked', MOBILE_APP</text:span></text:p>
          </table:table-cell>
          <table:table-cell office:value-type="string" table:style-name="ce12">
            <text:p>SetInteriorVehicleData from app1 finished with<text:span text:style-name="T1"><text:s/>IN_USE:</text:span></text:p>
            <text:p/>
            <text:p>App1→SDL: SetInteriorVehicleData(moduleData":{"moduleType":"AUDIO","audioControlData":{""AudioSource":MOBILE_APP}}</text:p>
            <text:p/>
            <text:p>SDL→App2: IN_USE. SetInteriorVehicleData(moduleData":{"moduleType":"AUDIO","audioControlData":{""AudioSource":MOBILE_APP}}</text:p>
            <text:p/>
            <text:p><text:span text:style-name="T1"/></text:p>
            <text:p><text:span text:style-name="T1">For app1 access denied to RC_modules</text:span></text:p>
            <text:p><text:span text:style-name="T1">On HMI there is no changes.</text:span></text:p>
          </table:table-cell>
          <table:table-cell table:style-name="ce10"/>
          <table:table-cell table:style-name="ce17"/>
          <table:table-cell table:number-columns-repeated="16379" table:style-name="ce1"/>
        </table:table-row>
        <table:table-row table:style-name="ro6">
          <table:table-cell office:value-type="string" table:style-name="ce14">
            <text:p>Test case:</text:p>
          </table:table-cell>
          <table:table-cell office:value-type="string" table:number-columns-spanned="2" table:number-rows-spanned="1" table:style-name="ce33">
            <text:p>Request control settings for 2-nd app. "accessMode" = "ASK_DRIVER". <text:s/>1-st app - <text:s/>FULL or LIMITED, <text:s/>2-nd app - either NONE or BACKGROUND</text:p>
          </table:table-cell>
          <table:covered-table-cell/>
          <table:table-cell office:value-type="string" table:style-name="ce6">
            <text:p>Req_5</text:p>
          </table:table-cell>
          <table:table-cell table:style-name="ce17"/>
          <table:table-cell table:number-columns-repeated="16379" table:style-name="ce1"/>
        </table:table-row>
        <table:table-row table:style-name="ro14">
          <table:table-cell office:value-type="float" office:value="1" table:style-name="ce11">
            <text:p>1</text:p>
          </table:table-cell>
          <table:table-cell office:value-type="string" table:style-name="ce18">
            <text:p>On HMI set up to "accessMode" = "ASK_DRIVER"</text:p>
          </table:table-cell>
          <table:table-cell office:value-type="string" table:style-name="ce19">
            <text:p>HMI is sent notification to SDL:</text:p>
            <text:p>HMI→SDL: RC.OnRemoteControlSettings(ASK_DRIVER)</text:p>
            <text:p/>
          </table:table-cell>
          <table:table-cell table:style-name="ce10"/>
          <table:table-cell table:style-name="ce17"/>
          <table:table-cell table:number-columns-repeated="16379" table:style-name="ce1"/>
        </table:table-row>
        <table:table-row table:style-name="ro15">
          <table:table-cell office:value-type="float" office:value="2" table:style-name="ce11">
            <text:p>2</text:p>
          </table:table-cell>
          <table:table-cell office:value-type="string" table:style-name="ce9">
            <text:p>From app1 (FULL) send 'SetInteriorVehicleData’ RPC with On mobile device send - 'GetInteriorVehicleData’ RPC with moduleType=<text:s/><text:span text:style-name="T1">‘AUDIO’</text:span></text:p>
            <text:p>Subscribe: 'checked',<text:span text:style-name="T1"><text:s/>'OFF'</text:span></text:p>
            <text:p/>
            <text:p>AudioControlData:<text:s/><text:span text:style-name="T1">'checked'</text:span></text:p>
            <text:p/>
            <text:p>Change</text:p>
            <text:p><text:span text:style-name="T1">"AudioSource" : 'checked', MOBILE_APP</text:span></text:p>
          </table:table-cell>
          <table:table-cell office:value-type="string" table:style-name="ce12">
            <text:p>App1→SDL: SetInteriorVehicleData(AUDIO,"AudioSource":MOBILE_APP)</text:p>
            <text:p/>
            <text:p>SDL→HMI RC.GetInteriorVehicleDataConsent(AUDIO)</text:p>
            <text:p><text:span text:style-name="T1"/></text:p>
            <text:p><text:span text:style-name="T1">On HMI POP-UP is shown: Would you like to grant access for SyncProxyTester application for module Radio?"<text:s/></text:span></text:p>
          </table:table-cell>
          <table:table-cell table:style-name="ce10"/>
          <table:table-cell table:style-name="ce17"/>
          <table:table-cell table:number-columns-repeated="16379" table:style-name="ce1"/>
        </table:table-row>
        <table:table-row table:style-name="ro16">
          <table:table-cell office:value-type="float" office:value="3" table:style-name="ce11">
            <text:p>3</text:p>
          </table:table-cell>
          <table:table-cell office:value-type="string" table:style-name="ce12">
            <text:p>During 10 seconds press "OK" button in the appeared POP-UP</text:p>
          </table:table-cell>
          <table:table-cell office:value-type="string" table:style-name="ce12">
            <text:p>HMI→SDL RC.GetInteriorVehicleDataConsent<text:s/><text:span text:style-name="T1">(allowed:true)</text:span></text:p>
            <text:p/>
            <text:p>SDL→HMI:RC.SetInteriorVehicleData(AUDIO,"AudioSource":MOBILE_APP)</text:p>
            <text:p/>
            <text:p>HMI→SDL: SUCCESS:RC.SetInteriorVehicleData(AUDIO,"AudioSource":MOBILE_APP)</text:p>
            <text:p/>
            <text:p>SDL→App1: SUCCESS:SetInteriorVehicleData(AUDIO,"AudioSource":MOBILE_APP)</text:p>
            <text:p/>
            <text:p>On HMI: AudioSource is changed to MOBILE_APP from App1.</text:p>
          </table:table-cell>
          <table:table-cell table:style-name="ce10"/>
          <table:table-cell table:style-name="ce17"/>
          <table:table-cell table:number-columns-repeated="16379" table:style-name="ce1"/>
        </table:table-row>
        <table:table-row table:style-name="ro6">
          <table:table-cell office:value-type="string" table:style-name="ce14">
            <text:p>Test case:</text:p>
          </table:table-cell>
          <table:table-cell office:value-type="string" table:number-columns-spanned="2" table:number-rows-spanned="1" table:style-name="ce33">
            <text:p>Request control settings for 2-nd app. 1-st app - either NONE or BACKGROUND, 2-nd app - FULL for module type LIGHT</text:p>
          </table:table-cell>
          <table:covered-table-cell/>
          <table:table-cell office:value-type="string" table:style-name="ce6">
            <text:p>Req_1</text:p>
          </table:table-cell>
          <table:table-cell table:number-columns-repeated="12" table:style-name="ce7"/>
          <table:table-cell table:number-columns-repeated="16368"/>
        </table:table-row>
        <table:table-row table:style-name="ro17">
          <table:table-cell office:value-type="float" office:value="2" table:style-name="ce11">
            <text:p>2</text:p>
          </table:table-cell>
          <table:table-cell office:value-type="string" table:style-name="ce9">
            <text:p>On HMI activate 'SyncProxyTester1' application</text:p>
          </table:table-cell>
          <table:table-cell office:value-type="string" table:style-name="ce9">
            <text:p>App2 is activated:</text:p>
            <text:p>SDL→App1: OnHMIStatus(BACKGROUND)</text:p>
            <text:p>SDL→App2: OnHMIStatus(FULL)</text:p>
          </table:table-cell>
          <table:table-cell table:style-name="ce10"/>
          <table:table-cell table:style-name="ce17"/>
          <table:table-cell table:number-columns-repeated="16379" table:style-name="ce1"/>
        </table:table-row>
        <table:table-row table:style-name="ro18">
          <table:table-cell office:value-type="float" office:value="3" table:style-name="ce11">
            <text:p>3</text:p>
          </table:table-cell>
          <table:table-cell office:value-type="string" table:style-name="ce18">
            <text:p>On HMI set up to "accessMode" = "AUTO_ALLOW"</text:p>
          </table:table-cell>
          <table:table-cell office:value-type="string" table:style-name="ce19">
            <text:p>HMI is sent notification to SDL:</text:p>
            <text:p>HMI→SDL: RC.OnRemoteControlSettings(AUTO_ALLOW)</text:p>
            <text:p/>
          </table:table-cell>
          <table:table-cell table:style-name="ce10"/>
          <table:table-cell table:style-name="ce17"/>
          <table:table-cell table:number-columns-repeated="16379" table:style-name="ce1"/>
        </table:table-row>
        <table:table-row table:style-name="ro19">
          <table:table-cell office:value-type="float" office:value="4" table:style-name="ce11">
            <text:p>4</text:p>
          </table:table-cell>
          <table:table-cell office:value-type="string" table:style-name="ce9">
            <text:p>From app2 (FULL) )send - 'SetInteriorVehicleData’ RPC with On mobile device send - 'GetInteriorVehicleData’ RPC with moduleType= ‘<text:span text:style-name="T4">LIGHT</text:span>’</text:p>
            <text:p>Subscribe: 'checked',<text:s/><text:span text:style-name="T1">'OFF</text:span>'</text:p>
            <text:p/>
            <text:p><text:span text:style-name="T5"/></text:p>
            <text:p>LightConrolData:<text:s/><text:span text:style-name="T1">'checked'</text:span></text:p>
            <text:p/>
            <text:p/>
            <text:p>Change</text:p>
            <text:p>"LightName"<text:s/><text:span text:style-name="T1">: 'checked', HIGH_BEAMS</text:span></text:p>
            <text:p/>
          </table:table-cell>
          <table:table-cell office:value-type="string" table:style-name="ce9">
            <text:p>SetInteriorVehicleData from app2 finished with SUCCESS:</text:p>
            <text:p>App2→SDL: SetInteriorVehicleData("moduleType":"LIGHT", lightControlData":{"<text:span text:style-name="T3">LightName</text:span>":<text:s/><text:span text:style-name="T3">USB}</text:span>)</text:p>
            <text:p/>
            <text:p>SDL→HMI:RC.SetInteriorVehicleData("moduleType":"LIGHT", lightControlData":{"<text:span text:style-name="T3">LightName</text:span>":<text:s/><text:span text:style-name="T3">HIGH_BEAMS}</text:span>)</text:p>
            <text:p/>
            <text:p>HMI→SDL: SUCCESS:RC.SetInteriorVehicleData("moduleType":"LIGHT", lightControlData":{"<text:span text:style-name="T3">LightName</text:span>":<text:s/><text:span text:style-name="T3">HIGH_BEAMS</text:span>})</text:p>
            <text:p/>
            <text:p>SDL→App2: SUCCESS:SetInteriorVehicleData("moduleType":"LIGHT", lightControlData":{"<text:span text:style-name="T3">LightName</text:span>":<text:s/><text:span text:style-name="T3">HIGH_BEAMS</text:span>})</text:p>
            <text:p/>
            <text:p><text:span text:style-name="T1">On HMI were changed "</text:span><text:span text:style-name="T6">LightName</text:span><text:span text:style-name="T1">" to HIGH_BEAMS</text:span></text:p>
          </table:table-cell>
          <table:table-cell office:value-type="string" table:style-name="ce6">
            <text:p>Req_6</text:p>
          </table:table-cell>
          <table:table-cell table:style-name="ce17"/>
          <table:table-cell table:number-columns-repeated="16379" table:style-name="ce1"/>
        </table:table-row>
        <table:table-row table:style-name="ro20">
          <table:table-cell office:value-type="float" office:value="1" table:style-name="ce11">
            <text:p>1</text:p>
          </table:table-cell>
          <table:table-cell office:value-type="string" table:style-name="ce12">
            <text:p>On HMI set up to "RC Functionality" = "Disallowed"</text:p>
          </table:table-cell>
          <table:table-cell office:value-type="string" table:style-name="ce12">
            <text:p>HMI→SDL RC.OnRemoteControlSettings(allowed:false)</text:p>
            <text:p>SDL→App1 BC.ActivateApp(level:NONE,priority:NONE)</text:p>
            <text:p>SDL→App2 BC.ActivateApp(level:NONE,priority:NONE)</text:p>
            <text:p/>
            <text:p>Apps are still registered, but in level=NONE</text:p>
          </table:table-cell>
          <table:table-cell table:style-name="ce10"/>
          <table:table-cell table:style-name="ce17"/>
          <table:table-cell table:number-columns-repeated="16379" table:style-name="ce1"/>
        </table:table-row>
        <table:table-row table:style-name="ro21">
          <table:table-cell office:value-type="float" office:value="2" table:style-name="ce11">
            <text:p>2</text:p>
          </table:table-cell>
          <table:table-cell office:value-type="string" table:style-name="ce12">
            <text:p>On HMI in module "Climate" change Desired Temp to 24 C.</text:p>
          </table:table-cell>
          <table:table-cell office:value-type="string" table:style-name="ce12">
            <text:p>HMI→SDL RC.OnInteriorVehicleData(CLIMATE, CELSIUS,24)</text:p>
            <text:p><text:span text:style-name="T1">SDL doesn't send notification to App1.</text:span></text:p>
          </table:table-cell>
          <table:table-cell table:style-name="ce10"/>
          <table:table-cell table:style-name="ce17"/>
          <table:table-cell table:number-columns-repeated="16379" table:style-name="ce1"/>
        </table:table-row>
        <table:table-row table:style-name="ro22">
          <table:table-cell office:value-type="string" table:style-name="ce14">
            <text:p>Test case:</text:p>
          </table:table-cell>
          <table:table-cell office:value-type="string" table:number-columns-spanned="2" table:number-rows-spanned="1" table:style-name="ce34">
            <text:p>Enable RC_functionality after disabling</text:p>
          </table:table-cell>
          <table:covered-table-cell/>
          <table:table-cell table:style-name="ce6"/>
          <table:table-cell table:number-columns-repeated="12" table:style-name="ce7"/>
          <table:table-cell table:number-columns-repeated="16368"/>
        </table:table-row>
        <table:table-row table:style-name="ro20">
          <table:table-cell office:value-type="float" office:value="1" table:style-name="ce11">
            <text:p>1</text:p>
          </table:table-cell>
          <table:table-cell office:value-type="string" table:style-name="ce12">
            <text:p>On HMI set up to "RC Functionality" = "Allowed"</text:p>
          </table:table-cell>
          <table:table-cell office:value-type="string" table:style-name="ce12">
            <text:p>HMI is sent notification to SDL:</text:p>
            <text:p>HMI→SDL RC.OnRemoteControlSettings(allowed:true, AUTO_ALLOW)</text:p>
            <text:p/>
            <text:p>HMI→SDL: RC.OnRemoteControlSettings(AUTO_ALLOW)</text:p>
          </table:table-cell>
          <table:table-cell table:style-name="ce10"/>
          <table:table-cell table:style-name="ce17"/>
          <table:table-cell table:number-columns-repeated="16379" table:style-name="ce1"/>
        </table:table-row>
        <table:table-row table:style-name="ro23">
          <table:table-cell office:value-type="float" office:value="2" table:style-name="ce11">
            <text:p>2</text:p>
          </table:table-cell>
          <table:table-cell office:value-type="string" table:style-name="ce12">
            <text:p>Activate app1 on HMI</text:p>
          </table:table-cell>
          <table:table-cell office:value-type="string" table:style-name="ce12">
            <text:p>HMI→SDL BC.OnFindApplications()</text:p>
            <text:p>HMI→SDL ActivateApp(appID)</text:p>
            <text:p>SDL→App1 OnHMIStatus(FULL, AUDIBLE)</text:p>
            <text:p>User is able to activate app1</text:p>
          </table:table-cell>
          <table:table-cell table:style-name="ce10"/>
          <table:table-cell table:style-name="ce17"/>
          <table:table-cell table:number-columns-repeated="16379" table:style-name="ce1"/>
        </table:table-row>
        <table:table-row table:style-name="ro24">
          <table:table-cell office:value-type="float" office:value="3" table:style-name="ce11">
            <text:p>3</text:p>
          </table:table-cell>
          <table:table-cell office:value-type="string" table:style-name="ce9">
            <text:p>From app1 (FULL) )send - 'SetInteriorVehicleData’ RPC with On mobile device send - 'GetInteriorVehicleData’ RPC with moduleType= ‘<text:span text:style-name="T1">CLIMATE</text:span>’</text:p>
            <text:p>Subscribe: 'checked',<text:s/><text:span text:style-name="T1">'OFF</text:span>'</text:p>
            <text:p/>
            <text:p>RadioControlData:<text:span text:style-name="T1"><text:s/>'unchecked'</text:span><text:span text:style-name="T1"/></text:p>
            <text:p>ClimateConrolData:<text:s/><text:span text:style-name="T1">'checked'</text:span><text:span text:style-name="T1"/></text:p>
            <text:p/>
            <text:p/>
            <text:p>Change</text:p>
            <text:p>"FanSpeed"<text:s/><text:span text:style-name="T1">: 'checked', 100</text:span><text:span text:style-name="T1"/></text:p>
            <text:p/>
          </table:table-cell>
          <table:table-cell office:value-type="string" table:style-name="ce9">
            <text:p>SetInteriorVehicleData from app1 finished with SUCCESS:</text:p>
            <text:p>App1→SDL: SetInteriorVehicleData("moduleType":"CLIMATE", climateControlData":{"fanSpeed":100)</text:p>
            <text:p/>
            <text:p>SDL→HMI:RC.SetInteriorVehicleData("moduleType":"CLIMATE", climateControlData":{"fanSpeed":100})</text:p>
            <text:p/>
            <text:p>HMI→SDL: SUCCESS:RC.SetInteriorVehicleData("moduleType":"CLIMATE", climateControlData":{"fanSpeed":100})</text:p>
            <text:p/>
            <text:p>SDL→App1: SUCCESS:SetInteriorVehicleData("moduleType":"CLIMATE", climateControlData":{"fanSpeed":100})</text:p>
            <text:p/>
            <text:p><text:span text:style-name="T1">User is able to set RC related parameters after disabling/enabling RC functionality.</text:span><text:span text:style-name="T1"/></text:p>
            <text:p><text:span text:style-name="T1">On HMI were changed "Fan speed" to 100</text:span></text:p>
          </table:table-cell>
          <table:table-cell table:style-name="ce10"/>
          <table:table-cell table:style-name="ce17"/>
          <table:table-cell table:number-columns-repeated="16379" table:style-name="ce1"/>
        </table:table-row>
        <table:table-row table:style-name="ro3">
          <table:table-cell office:value-type="string" table:style-name="ce14">
            <text:p>Test case:</text:p>
          </table:table-cell>
          <table:table-cell office:value-type="string" table:number-columns-spanned="2" table:number-rows-spanned="1" table:style-name="ce35">
            <text:p>Shutdown (Ignition OFF)</text:p>
          </table:table-cell>
          <table:covered-table-cell/>
          <table:table-cell table:style-name="ce6"/>
          <table:table-cell table:number-columns-repeated="12" table:style-name="ce7"/>
          <table:table-cell table:number-columns-repeated="16368"/>
        </table:table-row>
        <table:table-row table:style-name="ro25">
          <table:table-cell office:value-type="float" office:value="1" table:style-name="ce8">
            <text:p>1</text:p>
          </table:table-cell>
          <table:table-cell office:value-type="string" table:style-name="ce9">
            <text:p>On HMI press "Exit Application" button, make sure, that from drop-down filter IGNITION_OFF reason is selected</text:p>
          </table:table-cell>
          <table:table-cell office:value-type="string" table:style-name="ce26">
            <text:p>HMI→SDL: BC.OnExitAllApplications(IGNITION_OFF)</text:p>
            <text:p>SDL→HMI: BC.OnSDLClose()</text:p>
            <text:p>SDL→App: OnAppInterfaceUnregistered()</text:p>
            <text:p>SDL stops working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office:value-type="string" table:style-name="ce14">
            <text:p>Test case:</text:p>
          </table:table-cell>
          <table:table-cell office:value-type="string" table:number-columns-spanned="2" table:number-rows-spanned="1" table:style-name="ce35">
            <text:p>Resumption (Ignition ON)</text:p>
          </table:table-cell>
          <table:covered-table-cell/>
          <table:table-cell table:style-name="ce6"/>
          <table:table-cell table:number-columns-repeated="12" table:style-name="ce7"/>
          <table:table-cell table:number-columns-repeated="16368"/>
        </table:table-row>
        <table:table-row table:style-name="ro26">
          <table:table-cell office:value-type="float" office:value="1" table:style-name="ce8">
            <text:p>1</text:p>
          </table:table-cell>
          <table:table-cell office:value-type="string" table:style-name="ce9">
            <text:p>Start SDL binary</text:p>
            <text:p><text:span text:style-name="T3">In case if USB transport is used, reconnect usb cable</text:span></text:p>
          </table:table-cell>
          <table:table-cell office:value-type="string" table:style-name="ce9">
            <text:p>SDL starts working</text:p>
            <text:p>App is registered:</text:p>
            <text:p>App→SDL: RegisterAppInterface()</text:p>
            <text:p>SDL→App: SUCCESS: RegisterAppInterface(). Resume succeeded.</text:p>
            <text:p>HMI level is restored:</text:p>
            <text:p>SDL→App: OnHMIStatus(FULL)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office:value-type="string" table:style-name="ce14">
            <text:p>Test case:</text:p>
          </table:table-cell>
          <table:table-cell office:value-type="string" table:number-columns-spanned="2" table:number-rows-spanned="1" table:style-name="ce35">
            <text:p>Shutdown (Master Reset)</text:p>
          </table:table-cell>
          <table:covered-table-cell/>
          <table:table-cell table:style-name="ce6"/>
          <table:table-cell table:number-columns-repeated="12" table:style-name="ce7"/>
          <table:table-cell table:number-columns-repeated="16368"/>
        </table:table-row>
        <table:table-row table:style-name="ro27">
          <table:table-cell office:value-type="float" office:value="1" table:style-name="ce8">
            <text:p>1</text:p>
          </table:table-cell>
          <table:table-cell office:value-type="string" table:style-name="ce9">
            <text:p>On HMI press "Exit Application" button, make sure, that from drop-down filter MASTER_RESET reason is selected</text:p>
          </table:table-cell>
          <table:table-cell office:value-type="string" table:style-name="ce26">
            <text:p>HMI→SDL: BC.OnExitAllApplications(MASTER_RESET)</text:p>
            <text:p>SDL→HMI: BC.OnSDLClose()</text:p>
            <text:p>SDL→App: OnAppInterfaceUnregistered()</text:p>
            <text:p><text:span text:style-name="T2">SDL clears all Apps folder, app_info.dat file and shut down</text:span><text:span text:style-name="T2"/></text:p>
            <text:p/>
          </table:table-cell>
          <table:table-cell table:style-name="ce10"/>
          <table:table-cell table:number-columns-repeated="16380"/>
        </table:table-row>
        <table:table-row table:style-name="ro28">
          <table:table-cell office:value-type="float" office:value="2" table:style-name="ce8">
            <text:p>2</text:p>
          </table:table-cell>
          <table:table-cell office:value-type="string" table:style-name="ce9">
            <text:p>Start SDL binary</text:p>
            <text:p><text:span text:style-name="T3">In case if USB transport is used, reconnect usb cable</text:span></text:p>
          </table:table-cell>
          <table:table-cell office:value-type="string" table:style-name="ce9">
            <text:p>SDL starts working</text:p>
            <text:p>No application registered</text:p>
            <text:p/>
            <text:p>Policy DB is clean and correspond to sdl_preloaded_pt.json</text:p>
          </table:table-cell>
          <table:table-cell table:style-name="ce10"/>
          <table:table-cell table:number-columns-repeated="16380"/>
        </table:table-row>
        <table:table-row table:number-rows-repeated="104852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Галчена</meta:initial-creator>
    <dc:creator>Галчена</dc:creator>
    <meta:creation-date>2018-02-08T12:31:45Z</meta:creation-date>
    <dc:date>2018-02-08T22:19:19Z</dc:date>
    <meta:editing-cycles>1</meta:editing-cycles>
    <meta:editing-duration>PT451S</meta:editing-duration>
  </office:meta>
</office:document-meta>
</file>